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Expose<text:s/></text:p>
      <text:p text:style-name="Standard"/>
      <text:p text:style-name="Standard">Einleitung:</text:p>
      <text:p text:style-name="Standard">Immer mehr Menschen entdecken den Sport und gesunde Ernährung für sich. Dennoch kommt es immer wieder vor,<text:s/>dass<text:s/>Menschen<text:s/>die<text:s/>Motivation am Sport verlieren, wenn sie keinen geeigneten Sportpartner finden, mit denen sie sich gemeinsam motivieren können, um regelmäßig Sport zu treiben.</text:p>
      <text:p text:style-name="Standard">Ebenfalls ist es für viele Menschen ein Problem sich mit guter Ernährung auseinanderzusetzen, da ihnen das Wissen und die Mittel dazu fehlen.</text:p>
      <text:p text:style-name="Standard">Problemstellungen</text:p>
      <text:p text:style-name="Standard">Menschen,<text:s/>die etwas für ihre Gesundheit tun möchten, fällt es einfacher mit einem Partner zu trainieren und sich gegenseitig über gesunde Ernährung auszutauschen.</text:p>
      <text:p text:style-name="Standard">Wer alleine Sport treibt, neigt dazu dies schnell zu vernachlässigen, da kein druck herrscht und alleine die Motivation schneller sinkt. Zudem ist es einfacher wissen über gesunde Lebensmittel und Rezepte von erfahrenen Menschen, die schon länger sportlich aktiv sind zu kriegen.</text:p>
      <text:p text:style-name="Standard">Wenn man im Team Sport treibt, motiviert man sich gegenseitig und man entwickelt ein gewisse Pflicht gegenüber den anderen, wenn man sich an bestimmten Tagen verabredet.</text:p>
      <text:p text:style-name="Standard">Man kann auch zusammen kochen und sich über gesunde Lebensmittel und deren Zubereitung austauschen. Vielen Menschen ist gar nicht bewusst, was ihr Körper braucht, was gut und was weniger gut ist und wie diese überhaupt zubereitet werden.</text:p>
      <text:p text:style-name="Standard">Es gibt zwar viele Möglichkeiten sich zu informieren, aber eine kompakte Übersicht mit den<text:s/>Dingen,<text:s/>die die Personen interessiert und welche genau auf die Person abgestimmt ist oftmals sehr schwierig.</text:p>
      <text:p text:style-name="Standard">Zudem haben Menschen nicht immer bekannte im Freund und Familienkreis die sich für Sport interessieren, dies hindert viele einen passenden Partner zu finden, welcher die selben Interessen hat.</text:p>
      <text:p text:style-name="Standard"/>
      <text:p text:style-name="Standard">Projektidee:</text:p>
      <text:p text:style-name="Standard">Mit meinem System sollen die oben genannten<text:s/>Probleme<text:s/>gelöst werden, indem der Nutzer die Möglichkeit hat Sportpartner zu finden. Der Nutzer kann über ein Forum andere Nutzer anschreiben und anfragen. zudem gibt es ein Radar<text:s/>das aktuelle Umgeben, in welchem<text:s/>einem potentiellen Sportpartner<text:s/>angezeigt werden.</text:p>
      <text:p text:style-name="Standard">Das System verfügt ebenfalls die Funktion Lebensmittel hinzuzufügen und Informationen über diese zu erhalten. Der Nutzer kann persönlich Daten eingeben wie Gewicht und Größe und erhält so eine Übersicht über die Kalorien, die er täglich einnehmen kann.</text:p>
      <text:p text:style-name="Standard">Über die Chat Funktion können sich die Nutzer über Lebensmittel und Rezept Austauschen oder sich zum Sport verabre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yal Rafieisamany</meta:initial-creator>
    <dc:creator>danyal Rafieisamany</dc:creator>
    <meta:creation-date>2019-04-05T19:57:00Z</meta:creation-date>
    <dc:date>2019-04-05T21:30:00Z</dc:date>
    <meta:template xlink:href="Normal" xlink:type="simple"/>
    <meta:editing-cycles>1</meta:editing-cycles>
    <meta:editing-duration>PT0S</meta:editing-duration>
    <meta:document-statistic meta:page-count="1" meta:paragraph-count="4" meta:word-count="328" meta:character-count="2397" meta:row-count="17" meta:non-whitespace-character-count="2073"/>
  </office:meta>
</office:document-meta>
</file>